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'Lucida Grande', 'Helvetica Neue', 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4b7c" officeooo:paragraph-rsid="00094b7c"/>
    </style:style>
    <style:style style:name="P2" style:family="paragraph" style:parent-style-name="Standard">
      <style:text-properties style:text-underline-style="solid" style:text-underline-width="auto" style:text-underline-color="font-color" officeooo:rsid="00094b7c" officeooo:paragraph-rsid="00094b7c"/>
    </style:style>
    <style:style style:name="P3" style:family="paragraph" style:parent-style-name="Standard">
      <style:text-properties fo:font-style="normal" fo:font-weight="normal" officeooo:rsid="00509ab9" officeooo:paragraph-rsid="00094b7c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05370a" officeooo:paragraph-rsid="00094b7c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0154bb" officeooo:paragraph-rsid="00094b7c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94b7c" officeooo:paragraph-rsid="00094b7c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bold" officeooo:rsid="00509ab9" officeooo:paragraph-rsid="00094b7c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style:text-underline-style="solid" style:text-underline-width="auto" style:text-underline-color="font-color" fo:font-weight="normal" officeooo:rsid="00094b7c" officeooo:paragraph-rsid="00094b7c" style:font-style-asian="normal" style:font-weight-asian="normal" style:font-style-complex="normal" style:font-weight-complex="normal"/>
    </style:style>
    <style:style style:name="T1" style:family="text">
      <style:text-properties officeooo:rsid="00094b7c"/>
    </style:style>
    <style:style style:name="T2" style:family="text">
      <style:text-properties fo:font-variant="normal" fo:text-transform="none" fo:color="#444444" fo:letter-spacing="normal"/>
    </style:style>
    <style:style style:name="T3" style:family="text">
      <style:text-properties fo:font-variant="normal" fo:text-transform="none" fo:color="#3388dd" style:font-name="Open Sans" fo:font-size="12pt" fo:letter-spacing="normal"/>
    </style:style>
    <style:style style:name="T4" style:family="text">
      <style:text-properties fo:font-variant="normal" fo:text-transform="none" fo:color="#3388dd" style:font-name="Open Sans" fo:font-size="12pt" fo:letter-spacing="normal" style:text-underline-style="solid" style:text-underline-width="auto" style:text-underline-color="font-color"/>
    </style:style>
    <style:style style:name="T5" style:family="text">
      <style:text-properties fo:font-variant="normal" fo:text-transform="none" fo:color="#3388dd" style:font-name="Open Sans" fo:font-size="12pt" fo:letter-spacing="normal" style:text-underline-style="solid" style:text-underline-width="auto" style:text-underline-color="font-color" officeooo:rsid="00509ab9"/>
    </style:style>
    <style:style style:name="T6" style:family="text">
      <style:text-properties officeooo:rsid="000acb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WS SNAPSHOTS</text:p>
      <text:p text:style-name="P1"/>
      <text:p text:style-name="P7"><text:a xlink:type="simple" xlink:href="https://aws.amazon.com/" text:style-name="Internet_20_link" text:visited-style-name="Visited_20_Internet_20_Link">https://aws.amazon.com/</text:a></text:p>
      <text:p text:style-name="P7"/>
      <text:p text:style-name="P4">FleetTLCApp@gmail.com</text:p>
      <text:p text:style-name="P5"><text:bookmark-start text:name="__DdeLink__1060_2848705595"/><text:bookmark-start text:name="__DdeLink__1067_2848705595"/>Cowboys12$<text:bookmark-end text:name="__DdeLink__1060_2848705595"/><text:bookmark-end text:name="__DdeLink__1067_2848705595"/></text:p>
      <text:p text:style-name="P5"/>
      <text:p text:style-name="P3">EC2</text:p>
      <text:p text:style-name="P3"/>
      <text:p text:style-name="P3"><text:a xlink:type="simple" xlink:href="https://console.aws.amazon.com/cloudwatch" text:style-name="Internet_20_link" text:visited-style-name="Visited_20_Internet_20_Link"><text:span text:style-name="T4">https://console.aws.amazon.com/cloudwatch</text:span></text:a></text:p>
      <text:p text:style-name="P4"><text:span text:style-name="T5"/></text:p>
      <text:p text:style-name="P4">S<text:span text:style-name="T1">e</text:span>e Events <text:span text:style-name="T1">→ Rules</text:span></text:p>
      <text:p text:style-name="P5"><text:bookmark-start text:name="__DdeLink__1067_28487055951"/><text:bookmark-end text:name="__DdeLink__1067_28487055951"/><text:bookmark-start text:name="__DdeLink__1060_28487055951"/><text:bookmark-end text:name="__DdeLink__1060_28487055951"/></text:p>
      <text:p text:style-name="P6">BACKUP_Live_Server</text:p>
      <text:p text:style-name="P6"/>
      <text:p text:style-name="P6">Scheduled fixed rate every 30 days</text:p>
      <text:p text:style-name="P6"/>
      <text:p text:style-name="P6"/>
      <text:p text:style-name="P6"/>
      <text:p text:style-name="P8">MYSQLDUMP</text:p>
      <text:p text:style-name="P6"/>
      <text:p text:style-name="P6">Scheduled to run by crontab every Sunday evening.</text:p>
      <text:p text:style-name="P3"><text:span text:style-name="T4"/></text:p>
      <text:p text:style-name="P6">0 0 * * 0 /home/ubuntu/bin/run_backup</text:p>
      <text:p text:style-name="P6">@weekly ubuntu /home/ubuntu/bin/run<text:span text:style-name="T6">-</text:span>backu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'Lucida Grande', 'Helvetica Neue', 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3:55:59.291245122</meta:creation-date>
    <meta:generator>LibreOffice/5.3.4.2$Linux_X86_64 LibreOffice_project/f82d347ccc0be322489bf7da61d7e4ad13fe2ff3</meta:generator>
    <dc:date>2018-04-03T14:08:51.545705277</dc:date>
    <meta:editing-duration>PT12M52S</meta:editing-duration>
    <meta:editing-cycles>2</meta:editing-cycles>
    <meta:document-statistic meta:table-count="0" meta:image-count="0" meta:object-count="0" meta:page-count="1" meta:paragraph-count="13" meta:word-count="36" meta:character-count="318" meta:non-whitespace-character-count="295"/>
  </office:meta>
</office:document-meta>
</file>